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Tamanho clique</text:p>
          </table:table-cell>
          <table:table-cell office:value-type="string" calcext:value-type="string">
            <text:p>Tempo(s)</text:p>
          </table:table-cell>
        </table:table-row>
        <table:table-row table:style-name="ro1">
          <table:table-cell office:value-type="string" calcext:value-type="string">
            <text:p>1.clq</text:p>
          </table:table-cell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office:value-type="string" calcext:value-type="string">
            <text:p>2.clq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3.clq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office:value-type="float" office:value="335.8184" calcext:value-type="float">
            <text:p>335,8184</text:p>
          </table:table-cell>
        </table:table-row>
        <table:table-row table:style-name="ro1">
          <table:table-cell office:value-type="string" calcext:value-type="string">
            <text:p>4.clq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string" calcext:value-type="string">
            <text:p>5.clq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1">
          <table:table-cell office:value-type="string" calcext:value-type="string">
            <text:p>6.clq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7.clq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8.clq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 table:number-rows-repeated="4">
          <table:table-cell table:style-name="ce2" table:number-columns-repeated="4"/>
        </table:table-row>
        <table:table-row table:style-name="ro2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3:32:10.0683846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28:57.524035503</meta:creation-date>
    <dc:date>2017-08-14T15:14:10.228427379</dc:date>
    <meta:editing-duration>PT1H41M40S</meta:editing-duration>
    <meta:editing-cycles>15</meta:editing-cycles>
    <meta:generator>LibreOffice/5.3.1.2$Linux_X86_64 LibreOffice_project/30m0$Build-2</meta:generator>
    <meta:document-statistic meta:table-count="1" meta:cell-count="36" meta:object-count="0"/>
  </office:meta>
</office:document-meta>
</file>